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erif" svg:font-family="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3.4625in"/>
    </style:style>
    <style:style style:name="Table1.A1" style:family="table-cell">
      <style:table-cell-properties fo:padding="0.0382in" fo:border-left="0.25pt solid #000000" fo:border-right="none" fo:border-top="0.25pt solid #000000" fo:border-bottom="0.25pt solid #000000"/>
    </style:style>
    <style:style style:name="Table1.B1" style:family="table-cell">
      <style:table-cell-properties fo:padding="0.0382in" fo:border="0.2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serif"/>
    </style:style>
    <style:style style:name="P3"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style>
    <style:style style:name="P4" style:family="paragraph" style:parent-style-name="Standard">
      <style:paragraph-properties fo:text-align="center" style:justify-single-word="false"/>
      <style:text-properties style:font-name="serif" fo:font-size="15pt" style:text-underline-style="solid" style:text-underline-width="auto" style:text-underline-color="font-color" style:text-underline-mode="continuous" style:text-overline-mode="continuous" style:text-line-through-mode="continuous" style:font-size-asian="15pt"/>
    </style:style>
    <style:style style:name="P5" style:family="paragraph" style:parent-style-name="Standard">
      <style:text-properties style:font-name="serif" fo:font-size="15pt" style:font-size-asian="15pt"/>
    </style:style>
    <style:style style:name="P6" style:family="paragraph" style:parent-style-name="Standard">
      <style:text-properties style:font-name="serif" fo:font-size="15pt" style:font-size-asian="15pt" style:font-size-complex="15pt"/>
    </style:style>
    <style:style style:name="P7" style:family="paragraph" style:parent-style-name="Standard">
      <style:text-properties style:font-name="serif" fo:font-size="11pt" style:font-size-asian="11pt" style:font-size-complex="11pt"/>
    </style:style>
    <style:style style:name="P8" style:family="paragraph" style:parent-style-name="Standard">
      <style:paragraph-properties fo:text-align="start" style:justify-single-word="false"/>
    </style:style>
    <style:style style:name="P9" style:family="paragraph" style:parent-style-name="Table_20_Contents">
      <style:text-properties style:font-name="serif"/>
    </style:style>
    <style:style style:name="P10" style:family="paragraph" style:parent-style-name="Table_20_Contents">
      <style:text-properties style:font-name="serif" fo:font-weight="bold" style:font-weight-asian="bold" style:font-weight-complex="bold"/>
    </style:style>
    <style:style style:name="P11" style:family="paragraph" style:parent-style-name="Standard" style:master-page-name="MP0">
      <style:paragraph-properties style:page-number="auto" fo:break-before="page"/>
    </style:style>
    <style:style style:name="P12" style:family="paragraph" style:parent-style-name="Standard">
      <style:paragraph-properties fo:text-align="center" style:justify-single-word="false"/>
    </style:style>
    <style:style style:name="P13" style:family="paragraph" style:parent-style-name="Standard">
      <style:text-properties style:font-name="serif"/>
    </style:style>
    <style:style style:name="P14" style:family="paragraph" style:parent-style-name="Standard">
      <style:text-properties style:font-name="serif" officeooo:rsid="0008ac18" officeooo:paragraph-rsid="0008ac18"/>
    </style:style>
    <style:style style:name="T1" style:family="text">
      <style:text-properties style:text-position="super 67%"/>
    </style:style>
    <style:style style:name="T2" style:family="text">
      <style:text-properties style:text-position="super 67%" style:font-name="serif"/>
    </style:style>
    <style:style style:name="T3" style:family="text">
      <style:text-properties style:text-position="super 67%" style:font-name="serif" fo:font-size="10.5pt" fo:font-style="italic" style:font-size-asian="10.5pt" style:font-style-asian="italic" style:font-style-complex="italic"/>
    </style:style>
    <style:style style:name="T4" style:family="text">
      <style:text-properties fo:font-size="15pt" fo:font-weight="bold" style:font-size-asian="15pt" style:font-weight-asian="bold" style:font-size-complex="15pt" style:font-weight-complex="bold"/>
    </style:style>
    <style:style style:name="T5" style:family="text">
      <style:text-properties style:font-name="serif"/>
    </style:style>
    <style:style style:name="T6" style:family="text">
      <style:text-properties style:font-name="serif" fo:font-weight="bold" style:font-weight-asian="bold"/>
    </style:style>
    <style:style style:name="T7" style:family="text">
      <style:text-properties style:font-name="serif" fo:font-weight="bold" style:font-weight-asian="bold" style:font-weight-complex="bold"/>
    </style:style>
    <style:style style:name="T8"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style>
    <style:style style:name="T9" style:family="text">
      <style:text-properties style:font-name="serif" fo:font-size="10.5pt" style:font-size-asian="10.5pt"/>
    </style:style>
    <style:style style:name="T10" style:family="text">
      <style:text-properties style:font-name="serif" fo:font-size="10.5pt" style:font-size-asian="10.5pt" style:font-style-complex="italic"/>
    </style:style>
    <style:style style:name="T11" style:family="text">
      <style:text-properties style:font-name="serif" fo:font-size="10.5pt" fo:font-style="italic" style:font-size-asian="10.5pt" style:font-style-asian="italic" style:font-style-complex="italic"/>
    </style:style>
    <style:style style:name="T12" style:family="text">
      <style:text-properties style:font-name="serif" officeooo:rsid="0007870c"/>
    </style:style>
    <style:style style:name="T13" style:family="text">
      <style:text-properties fo:color="#000000" style:font-name="serif"/>
    </style:style>
    <style:style style:name="T14" style:family="text">
      <style:text-properties fo:color="#000000" style:text-position="super 67%" style:font-name="serif"/>
    </style:style>
    <style:style style:name="T15" style:family="text">
      <style:text-properties style:text-position="sub 67%" style:font-name="serif"/>
    </style:style>
    <style:style style:name="T16" style:family="text">
      <style:text-properties style:text-position="sub 65%" style:font-name="serif" fo:font-size="8.5pt" style:font-size-asian="8.5pt"/>
    </style:style>
    <style:style style:name="T17" style:family="text">
      <style:text-properties officeooo:rsid="0009d415"/>
    </style:style>
    <style:style style:name="T18" style:family="text">
      <style:text-properties style:text-position="sub 58%" officeooo:rsid="0009d415"/>
    </style:style>
    <style:style style:name="T19" style:family="text">
      <style:text-properties style:text-position="0% 100%" officeooo:rsid="0009d415"/>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ichard Idigo</text:p>
      <text:p text:style-name="Standard">Professor Young</text:p>
      <text:p text:style-name="Standard">CS 331</text:p>
      <text:p text:style-name="Standard">May 15<text:span text:style-name="Default_20_Paragraph_20_Font"><text:span text:style-name="T1">th</text:span></text:span>, 2015</text:p>
      <text:p text:style-name="P1"/>
      <text:p text:style-name="P1"/>
      <text:p text:style-name="P1"><text:span text:style-name="Default_20_Paragraph_20_Font"><text:span text:style-name="T4">Project 1: Comparing Matrix Multiplication Algorithms</text:span></text:span></text:p>
      <text:p text:style-name="Standard"/>
      <text:p text:style-name="P4">Data Sets, Test Strategies and Explanation of Results</text:p>
      <text:p text:style-name="Standard"><text:span text:style-name="Default_20_Paragraph_20_Font"><text:span text:style-name="T7">Test Strategies</text:span></text:span><text:span text:style-name="Default_20_Paragraph_20_Font"><text:span text:style-name="T5">- While deciding on how to test and analyze all the algorithms against each other, I decided to have the algorithms continuously check constant data, in other words every element in the matrices were generated with the same exact technique. At first I thought of using a random generator to generate the values, but I thought that this may change the results of the experiment because the data wasn’t constant. I also wanted each algorithm to have the opportunity to execute on the same data that the others did. While testing I incorporated many print statements to check logic and correctness.</text:span></text:span></text:p>
      <text:p text:style-name="P2"/>
      <text:p text:style-name="Standard"><text:span text:style-name="Default_20_Paragraph_20_Font"><text:span text:style-name="T7">Data Sets-</text:span></text:span><text:span text:style-name="Default_20_Paragraph_20_Font"><text:span text:style-name="T5"> Because the project deals with matrix multiplication, I thought the most fitting data structure would be a two-dimensional array. I felt that out of all the data structures I could use, two-dimensional array mimicked the characteristics of a matrix the best. Following your directions, the values for the nxn matrices are powers of 2(2, 4, 8, 16...)After obtaining the row and column size from the user and creating two matrices, I populated Matrix A to have the first index contains 0 and the each element after increases by one. For Matrix b the first element is 1 and every element after again increases by 1. I did this so that each element in the arrays would be unique and for simple error detection for the multiplication operation and others.</text:span></text:span></text:p>
      <text:p text:style-name="Standard"><text:span text:style-name="Default_20_Paragraph_20_Font"><text:span text:style-name="T5"><text:tab/>For the project it was required to use matrix sizes 2^n. So I used array ranging from 4x4, 8x8, and 64x64 all the way through matrices of size 2048x2048, 2</text:span></text:span><text:span text:style-name="Default_20_Paragraph_20_Font"><text:span text:style-name="T2">11</text:span></text:span><text:span text:style-name="Default_20_Paragraph_20_Font"><text:span text:style-name="T5">. When I tried to push for greater n values, I found that after compilation Eclipse would report an “out of memory” error of exception once it tried to execute the program. This particularly happened when I tried to incorporate matrices of size 16384 for the classic method. I reduced by a power and tried 8192, this brought about the same message. Finally reduced it to another power of 2 and tried 4096, this however brought about weird behavior from Eclipse. The main console did not appear to be doing anything as if it didn’t compile anything. On the contrary, when I checked the current processes running on my notebook I noticed that for at least 15 minutes Java ™ Platform was averaging about 25.6% of the overall CPU use. <text:s/>Also using the task manager tool I was able to see that Eclipse Luna was taking 51% of the memory, 526.5MB. After 20 minutes I thought about terminating the program but left it alone, eventually Eclipse started to display calculations and a time was finally given. The graph attached shows the behavior of the algorithms visually.</text:span></text:span></text:p>
      <text:p text:style-name="P2"/>
      <text:p text:style-name="Standard"><text:span text:style-name="Default_20_Paragraph_20_Font"><text:span text:style-name="T6">Results and Explanation- </text:span></text:span><text:span text:style-name="Default_20_Paragraph_20_Font"><text:span text:style-name="T5">From running several tests on the algorithms with the alternating sizes of arrays, the result of the project proved something that was initially quite surprising. I thought the Strassen algorithm would be the fastest of the three for every size, but as my results and graphs show it gets less and less efficient when the size of an array is very large. Also I thought that the divide and conquer method would be faster than the classic; however it is the classic that is faster. As you can see in the graph attached, classic is a little faster than divide and conquer. </text:span></text:span><text:span text:style-name="Default_20_Paragraph_20_Font"><text:span text:style-name="T12">From further research I found this is due to the fact that Strassens best performance takes place with “smaller” large arrays. However, when an array is very large, Strassens lessens in comparison to other algorithms for matrix multiplication.</text:span></text:span></text:p>
      <text:p text:style-name="P1"><text:span text:style-name="Default_20_Paragraph_20_Font"><text:span text:style-name="T8"/></text:span></text:p>
      <text:p text:style-name="P1"><text:span text:style-name="Default_20_Paragraph_20_Font"><text:span text:style-name="T8"/></text:span></text:p>
      <text:p text:style-name="P1"><text:soft-page-break/><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ext:span></text:p>
      <text:p text:style-name="P1"><text:span text:style-name="Default_20_Paragraph_20_Font"><text:span text:style-name="T8">Theoretical Complexity Comparisons</text:span></text:span></text:p>
      <text:p text:style-name="P2"><text:s/>Theoretically the complexities for the three different algorithms for matrix multiplication used in this program differ from each other, with the exception of classical multiplication and the divide and conquer method.</text:p>
      <text:p text:style-name="Standard"><text:span text:style-name="Default_20_Paragraph_20_Font"><text:span text:style-name="T5"><text:tab/>The classical method uses a total of three for loops to conduct the multiplication of the matrices. Considering the three for loops it is intuitive why the complexity is O(n</text:span></text:span><text:span text:style-name="Default_20_Paragraph_20_Font"><text:span text:style-name="T2">3</text:span></text:span><text:span text:style-name="Default_20_Paragraph_20_Font"><text:span text:style-name="T5">). The divide and conquer method implemented first partitions each array into fourths, and then executes the multiplication with the newly created arrays among each other which then creates the four quadrants of the resulting array.</text:span></text:span></text:p>
      <text:p text:style-name="Standard"><text:span text:style-name="Default_20_Paragraph_20_Font"><text:span text:style-name="T5">Though there is an initial splitting of the arrays, the complexity still turns out to be </text:span></text:span><text:span text:style-name="Default_20_Paragraph_20_Font"><text:span text:style-name="T13">O(n</text:span></text:span><text:span text:style-name="Default_20_Paragraph_20_Font"><text:span text:style-name="T14">3</text:span></text:span><text:span text:style-name="Default_20_Paragraph_20_Font"><text:span text:style-name="T13">).</text:span></text:span></text:p>
      <text:p text:style-name="Standard"><text:span text:style-name="Default_20_Paragraph_20_Font"><text:span text:style-name="T13"><text:tab/>The Strassen's algorithm differs from both of the previous mentioned; however the difference is very slight. The complexity for the method is roughly O(n</text:span></text:span><text:span text:style-name="Default_20_Paragraph_20_Font"><text:span text:style-name="T14">2.81</text:span></text:span><text:span text:style-name="Default_20_Paragraph_20_Font"><text:span text:style-name="T13">). The slight speed difference is due to the recursion it incorporates.</text:span></text:span></text:p>
      <text:p text:style-name="P5"/>
      <text:p text:style-name="P3"/>
      <text:p text:style-name="P3"/>
      <text:p text:style-name="Standard"><text:span text:style-name="Default_20_Paragraph_20_Font"><text:span text:style-name="T8">Classical Matrix Multiplication Vs Divide-and-Conquer Matrix Multiplication</text:span></text:span></text:p>
      <text:p text:style-name="P2">The classic method of matrix multiplication can be described by the following expression;</text:p>
      <text:p text:style-name="P8"><draw:frame draw:style-name="fr1" draw:name="Object1" text:anchor-type="as-char" svg:y="-0.2925in" svg:width="1.2118in" svg:height="0.4728in" draw:z-index="2"><draw:object xlink:href="./Object 1" xlink:type="simple" xlink:show="embed" xlink:actuate="onLoad"/><draw:image xlink:href="./ObjectReplacements/Object 1" xlink:type="simple" xlink:show="embed" xlink:actuate="onLoad"/><svg:desc>formula</svg:desc></draw:frame></text:p>
      <text:p text:style-name="Standard"><text:span text:style-name="Default_20_Paragraph_20_Font"><text:span text:style-name="T5">What this translates into is for the matrix A and matrix B with sub-elements A</text:span></text:span><text:span text:style-name="Default_20_Paragraph_20_Font"><text:span text:style-name="T15">ij</text:span></text:span><text:span text:style-name="Default_20_Paragraph_20_Font"><text:span text:style-name="T5"> and</text:span></text:span><text:span text:style-name="Default_20_Paragraph_20_Font"><text:span text:style-name="T15">, <text:s/></text:span></text:span><text:span text:style-name="Default_20_Paragraph_20_Font"><text:span text:style-name="T5">when multiplied together they create a matrix C with sub-elements C</text:span></text:span><text:span text:style-name="Default_20_Paragraph_20_Font"><text:span text:style-name="T15">ij </text:span></text:span><text:span text:style-name="Default_20_Paragraph_20_Font"><text:span text:style-name="T5">where A</text:span></text:span><text:span text:style-name="Default_20_Paragraph_20_Font"><text:span text:style-name="T15">ij X </text:span></text:span><text:span text:style-name="Default_20_Paragraph_20_Font"><text:span text:style-name="T5">B</text:span></text:span><text:span text:style-name="Default_20_Paragraph_20_Font"><text:span text:style-name="T15">ij </text:span></text:span><text:span text:style-name="Default_20_Paragraph_20_Font"><text:span text:style-name="T5">= Cij (for every element in matrix A and every element in matrix B). So using the two-dimensional arrays A and B, for loops are used to cycle through each element in both, and a for loop two keep track of place in the resulting array to prevent any out of bounds errors. I created a variable in one of the for loops to hold the value of Aij x Bij for a given iteration. The sum is then stored in the appropriate Cij in the matrix C. Using a total of for loops. Producing the complexity of</text:span></text:span><text:span text:style-name="Default_20_Paragraph_20_Font"><text:span text:style-name="T9"> </text:span></text:span><text:span text:style-name="Default_20_Paragraph_20_Font"><text:span text:style-name="T11">O(n</text:span></text:span><text:span text:style-name="Default_20_Paragraph_20_Font"><text:span text:style-name="T3">3</text:span></text:span><text:span text:style-name="Default_20_Paragraph_20_Font"><text:span text:style-name="T11">)</text:span></text:span></text:p>
      <text:p text:style-name="P2"/>
      <text:p text:style-name="Standard"><text:span text:style-name="Default_20_Paragraph_20_Font"><text:span text:style-name="T9">The divide-and-conquer method can be visualized as the following diagram;</text:span></text:span></text:p>
      <text:p text:style-name="P8"><draw:frame draw:style-name="fr1" draw:name="Object2" text:anchor-type="as-char" svg:y="-0.3992in" svg:width="3.4827in" svg:height="0.7374in" draw:z-index="0"><draw:object xlink:href="./Object 2" xlink:type="simple" xlink:show="embed" xlink:actuate="onLoad"/><draw:image xlink:href="./ObjectReplacements/Object 2" xlink:type="simple" xlink:show="embed" xlink:actuate="onLoad"/><svg:desc>formula</svg:desc></draw:frame><draw:frame draw:style-name="fr1" draw:name="Object3" text:anchor-type="as-char" svg:y="-0.4665in" svg:width="1.9709in" svg:height="1.0063in" draw:z-index="1"><draw:object xlink:href="./Object 3" xlink:type="simple" xlink:show="embed" xlink:actuate="onLoad"/><draw:image xlink:href="./ObjectReplacements/Object 3" xlink:type="simple" xlink:show="embed" xlink:actuate="onLoad"/><svg:desc>formula</svg:desc></draw:frame></text:p>
      <text:p text:style-name="Standard"><text:span text:style-name="Default_20_Paragraph_20_Font"><text:span text:style-name="T9">This diagram explains that when given a matrix B and matrix A with the intention of conducting multiplication between them, the result creates a matrix C that is the same size as the two matrices.</text:span></text:span></text:p>
      <text:p text:style-name="Standard"><text:span text:style-name="Default_20_Paragraph_20_Font"><text:span text:style-name="T9">However, if we split matrix A and matrix B into fourths as shown by the diagram, expressions consisting of multiplication and addition can be used to find the sub-matrices of matrix C. For instance</text:span></text:span></text:p>
      <text:p text:style-name="Standard"><text:span text:style-name="Default_20_Paragraph_20_Font"><text:span text:style-name="T9">C</text:span></text:span><text:span text:style-name="Default_20_Paragraph_20_Font"><text:span text:style-name="T16">11</text:span></text:span><text:span text:style-name="Default_20_Paragraph_20_Font"><text:span text:style-name="T9">(the first quadrant of the matrix) can be found by multiplying A</text:span></text:span><text:span text:style-name="Default_20_Paragraph_20_Font"><text:span text:style-name="T16">11</text:span></text:span><text:span text:style-name="Default_20_Paragraph_20_Font"><text:span text:style-name="T9"> and B</text:span></text:span><text:span text:style-name="Default_20_Paragraph_20_Font"><text:span text:style-name="T16">11</text:span></text:span><text:span text:style-name="Default_20_Paragraph_20_Font"><text:span text:style-name="T9">, then adding that result to the product of A</text:span></text:span><text:span text:style-name="Default_20_Paragraph_20_Font"><text:span text:style-name="T16">12</text:span></text:span><text:span text:style-name="Default_20_Paragraph_20_Font"><text:span text:style-name="T9"> and B</text:span></text:span><text:span text:style-name="Default_20_Paragraph_20_Font"><text:span text:style-name="T16">21</text:span></text:span><text:span text:style-name="Default_20_Paragraph_20_Font"><text:span text:style-name="T9">. To capture the behavior of this algorithm I first split arrays A and B using a set of for loops that copy each element selectively and places it in its corresponding array(A</text:span></text:span><text:span text:style-name="Default_20_Paragraph_20_Font"><text:span text:style-name="T16">11</text:span></text:span><text:span text:style-name="Default_20_Paragraph_20_Font"><text:span text:style-name="T9">, B</text:span></text:span><text:span text:style-name="Default_20_Paragraph_20_Font"><text:span text:style-name="T16">11</text:span></text:span><text:span text:style-name="Default_20_Paragraph_20_Font"><text:span text:style-name="T9">, etc). After the original arrays are partitioned, I created new arrays corresponding to the resulting matrix C (C</text:span></text:span><text:span text:style-name="Default_20_Paragraph_20_Font"><text:span text:style-name="T16">11</text:span></text:span><text:span text:style-name="Default_20_Paragraph_20_Font"><text:span text:style-name="T9">, C</text:span></text:span><text:span text:style-name="Default_20_Paragraph_20_Font"><text:span text:style-name="T16">12</text:span></text:span><text:span text:style-name="Default_20_Paragraph_20_Font"><text:span text:style-name="T9">). For each quadrant of C, I followed the expressions stated above using a multiplication and addition method I created for ease. </text:span></text:span><text:span text:style-name="Default_20_Paragraph_20_Font"><text:span text:style-name="T5">Producing the complexity of</text:span></text:span><text:span text:style-name="Default_20_Paragraph_20_Font"><text:span text:style-name="T9"> </text:span></text:span><text:span text:style-name="Default_20_Paragraph_20_Font"><text:span text:style-name="T11">O(n</text:span></text:span><text:span text:style-name="Default_20_Paragraph_20_Font"><text:span text:style-name="T3">3</text:span></text:span><text:span text:style-name="Default_20_Paragraph_20_Font"><text:span text:style-name="T11">)</text:span></text:span><text:span text:style-name="Default_20_Paragraph_20_Font"><text:span text:style-name="T10">. Unlike the Strassen algorithm, neither the classic method nor divide and conquer method use recursion for the computation.</text:span></text:span></text:p>
      <text:p text:style-name="P2"/>
      <text:p text:style-name="P4"><text:soft-page-break/></text:p>
      <text:p text:style-name="P4"/>
      <text:p text:style-name="P4"/>
      <text:p text:style-name="P4"/>
      <text:p text:style-name="P4"/>
      <text:p text:style-name="P1"><text:span text:style-name="Default_20_Paragraph_20_Font"><text:span text:style-name="T8">Strength and Constraints of Your Work</text:span></text:span></text:p>
      <text:p text:style-name="P6"/>
      <text:p text:style-name="P2">This project was created and tested with the following hardware and software;</text:p>
      <table:table table:name="Table1" table:style-name="Table1">
        <table:table-column table:style-name="Table1.A" table:number-columns-repeated="2"/>
        <table:table-row>
          <table:table-cell table:style-name="Table1.A1" office:value-type="string">
            <text:p text:style-name="Standard"><text:span text:style-name="Default_20_Paragraph_20_Font"><text:span text:style-name="T7">Hardware</text:span></text:span></text:p>
            <text:p text:style-name="P7">Toshiba notebook- <text:s/></text:p>
            <text:p text:style-name="P7">-Intel(R) core i3-3120M CPU processor @ 2.50ghz</text:p>
            <text:p text:style-name="P7">- ram 4GB (3.88 GB usable)</text:p>
            <text:p text:style-name="P7">- 64-bit Operating system type</text:p>
            <text:p text:style-name="P7">- 750GB Hard Drive (545 GB usable)</text:p>
          </table:table-cell>
          <table:table-cell table:style-name="Table1.B1" office:value-type="string">
            <text:p text:style-name="P10">Software</text:p>
            <text:p text:style-name="P9">-Operating System Windows 8.1</text:p>
            <text:p text:style-name="P9">-IDE Eclipse Luna Version: Luna Service Release 1 (4.4.1)</text:p>
            <text:p text:style-name="P2">Build id: 20140925-1800</text:p>
            <text:p text:style-name="P9">Programming Language: Java</text:p>
          </table:table-cell>
        </table:table-row>
      </table:table>
      <text:p text:style-name="P2"/>
      <text:p text:style-name="P2"/>
      <text:p text:style-name="P2"><text:s/></text:p>
      <text:p text:style-name="P4"/>
      <text:p text:style-name="P4">Program Correctness</text:p>
      <text:p text:style-name="P2">In terms of optimization I could of course start with optimizing the algorithms. According to an article I read, the Strassen algorithm’s efficiency depend on the implementation as well as the hardware used. So with that I could have also used better hardware such as an i5 Intel processor instead, or an architecture with more RAM and other hardware components. I also could have tried programming in another language such as Python as it is less “restrictive” than Java. </text:p>
      <text:p text:style-name="P14">As far as time is considered I could have allowed a bigger window for the algorithms to conduct. For this experiment I made anywhere from 25 mins to 30 mins the cut-off point, however, I could have instead checked the algorithms with a window of maybe an hour. <text:span text:style-name="T17">Also in my program I after I found the appropiate sub-matrices of C, I did not then join them back together. Meaning I didnt not fuse C</text:span><text:span text:style-name="T18">11</text:span><text:span text:style-name="T17">, C</text:span><text:span text:style-name="T18">12</text:span><text:span text:style-name="T17">, C</text:span><text:span text:style-name="T18">21</text:span><text:span text:style-name="T17"> and C</text:span><text:span text:style-name="T18">22 </text:span><text:span text:style-name="T19">into the matrix C. Essentially the answer is still found but just not reassembled. </text:span></text:p>
      <text:p text:style-name="P2"/>
      <text:p text:style-name="P2"/>
      <text:p text:style-name="P2"><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erif" svg:font-family="serif"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SimSun" style:font-size-asian="12pt" style:language-asian="en" style:country-asian="US" style:font-style-asian="normal" style:font-weight-asian="normal" style:font-name-complex="Mang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en" style:country-asian="US" style:font-style-asian="normal" style:font-weight-asian="normal" style:font-name-complex="Mangal"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text:tab/><text:tab/>Idigo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Windows_x86 LibreOffice_project/05dceb5d363845f2cf968344d7adab8dcfb2ba71</meta:generator>
    <meta:initial-creator>Richard</meta:initial-creator>
    <meta:creation-date>2015-05-13T21:51:00Z</meta:creation-date>
    <dc:date>2015-05-14T23:32:40.244000000</dc:date>
    <meta:editing-cycles>13</meta:editing-cycles>
    <meta:editing-duration>PT8H48M50S</meta:editing-duration>
    <meta:document-statistic meta:table-count="1" meta:image-count="0" meta:object-count="3" meta:page-count="3" meta:paragraph-count="43" meta:word-count="1357" meta:character-count="8009" meta:non-whitespace-character-count="6677"/>
    <meta:template xlink:type="simple" xlink:actuate="onRequest" xlink:title="" xlink:href="../../../../../../AppData/Local/Temp/project%201%20report.odt/Normal"/>
  </office:meta>
</office:document-meta>
</file>

<file path=Object 1/content.xml><?xml version="1.0" encoding="utf-8"?>
<math xmlns="http://www.w3.org/1998/Math/MathML" display="block">
  <semantics>
    <mrow>
      <mstyle mathsize="12pt">
        <mrow>
          <msub>
            <mi>C</mi>
            <mstyle mathsize="8pt">
              <mstyle mathvariant="italic">
                <mtext>ij</mtext>
              </mstyle>
            </mstyle>
          </msub>
          <mo stretchy="false">=</mo>
          <mrow>
            <mrow>
              <munderover>
                <mo stretchy="false">∑</mo>
                <mstyle mathsize="8pt">
                  <mrow>
                    <mi>k</mi>
                    <mo stretchy="false">=</mo>
                    <mn>1</mn>
                  </mrow>
                </mstyle>
                <mstyle mathsize="8pt">
                  <mi>n</mi>
                </mstyle>
              </munderover>
              <msub>
                <mi>A</mi>
                <mstyle mathsize="8pt">
                  <mstyle mathvariant="italic">
                    <mtext>ik</mtext>
                  </mstyle>
                </mstyle>
              </msub>
            </mrow>
            <mo stretchy="false">×</mo>
            <msub>
              <mi>B</mi>
              <mstyle mathsize="8pt">
                <mstyle mathvariant="italic">
                  <mtext>kj</mtext>
                </mstyle>
              </mstyle>
            </msub>
          </mrow>
        </mrow>
      </mstyle>
      <mrow/>
    </mrow>
    <annotation encoding="StarMath 5.0"> size 12{C rSub { size 8{ ital "ij"} } = Sum cSub { size 8{k=1} }  cSup { size 8{n} }  {A rSub { size 8{ ital "ik"} } }  times B rSub { size 8{ ital "kj"} } } {}</annotation>
  </semantics>
</math>
</file>

<file path=Object 2/content.xml><?xml version="1.0" encoding="utf-8"?>
<math xmlns="http://www.w3.org/1998/Math/MathML" display="block">
  <semantics>
    <mrow>
      <mstyle mathsize="12pt">
        <mrow>
          <mrow>
            <mo fence="true" stretchy="true">[</mo>
            <mrow>
              <mtable>
                <mtr>
                  <mtd>
                    <mrow>
                      <msub>
                        <mi>C</mi>
                        <mstyle mathsize="8pt">
                          <mtext>11</mtext>
                        </mstyle>
                      </msub>
                      <mrow/>
                    </mrow>
                  </mtd>
                  <mtd>
                    <mrow/>
                  </mtd>
                  <mtd>
                    <mrow>
                      <msub>
                        <mi>C</mi>
                        <mstyle mathsize="8pt">
                          <mtext>12</mtext>
                        </mstyle>
                      </msub>
                      <mrow/>
                    </mrow>
                  </mtd>
                </mtr>
                <mtr>
                  <mtd>
                    <mrow/>
                  </mtd>
                  <mtd>
                    <mrow>
                      <mi>C</mi>
                      <mrow/>
                    </mrow>
                  </mtd>
                  <mtd>
                    <mrow/>
                  </mtd>
                </mtr>
                <mtr>
                  <mtd>
                    <mrow>
                      <msub>
                        <mi>C</mi>
                        <mstyle mathsize="8pt">
                          <mtext>21</mtext>
                        </mstyle>
                      </msub>
                      <mrow/>
                    </mrow>
                  </mtd>
                  <mtd>
                    <mrow/>
                  </mtd>
                  <mtd>
                    <mrow>
                      <msub>
                        <mi>C</mi>
                        <mstyle mathsize="8pt">
                          <mtext>22</mtext>
                        </mstyle>
                      </msub>
                      <mrow/>
                    </mrow>
                  </mtd>
                </mtr>
              </mtable>
            </mrow>
            <mo fence="true" stretchy="true">]</mo>
          </mrow>
          <mo stretchy="false">=</mo>
          <mrow>
            <mrow>
              <mo fence="true" stretchy="true">[</mo>
              <mrow>
                <mtable>
                  <mtr>
                    <mtd>
                      <mrow>
                        <msub>
                          <mi>A</mi>
                          <mstyle mathsize="8pt">
                            <mtext>11</mtext>
                          </mstyle>
                        </msub>
                        <mrow/>
                      </mrow>
                    </mtd>
                    <mtd>
                      <mrow/>
                    </mtd>
                    <mtd>
                      <mrow>
                        <msub>
                          <mi>A</mi>
                          <mstyle mathsize="8pt">
                            <mtext>12</mtext>
                          </mstyle>
                        </msub>
                        <mrow/>
                      </mrow>
                    </mtd>
                  </mtr>
                  <mtr>
                    <mtd>
                      <mrow/>
                    </mtd>
                    <mtd>
                      <mrow>
                        <mi>A</mi>
                        <mrow/>
                      </mrow>
                    </mtd>
                    <mtd>
                      <mrow/>
                    </mtd>
                  </mtr>
                  <mtr>
                    <mtd>
                      <mrow>
                        <msub>
                          <mi>A</mi>
                          <mstyle mathsize="8pt">
                            <mtext>21</mtext>
                          </mstyle>
                        </msub>
                        <mrow/>
                      </mrow>
                    </mtd>
                    <mtd>
                      <mrow/>
                    </mtd>
                    <mtd>
                      <mrow>
                        <msub>
                          <mi>A</mi>
                          <mstyle mathsize="8pt">
                            <mtext>22</mtext>
                          </mstyle>
                        </msub>
                        <mrow/>
                      </mrow>
                    </mtd>
                  </mtr>
                </mtable>
              </mrow>
              <mo fence="true" stretchy="true">]</mo>
            </mrow>
            <mo stretchy="false">⋅</mo>
            <mrow>
              <mo fence="true" stretchy="true">[</mo>
              <mrow>
                <mtable>
                  <mtr>
                    <mtd>
                      <mrow>
                        <msub>
                          <mi>B</mi>
                          <mstyle mathsize="8pt">
                            <mtext>11</mtext>
                          </mstyle>
                        </msub>
                        <mrow/>
                      </mrow>
                    </mtd>
                    <mtd>
                      <mrow/>
                    </mtd>
                    <mtd>
                      <mrow>
                        <msub>
                          <mi>B</mi>
                          <mstyle mathsize="8pt">
                            <mtext>12</mtext>
                          </mstyle>
                        </msub>
                        <mrow/>
                      </mrow>
                    </mtd>
                  </mtr>
                  <mtr>
                    <mtd>
                      <mrow/>
                    </mtd>
                    <mtd>
                      <mrow>
                        <mi>B</mi>
                        <mrow/>
                      </mrow>
                    </mtd>
                    <mtd>
                      <mrow/>
                    </mtd>
                  </mtr>
                  <mtr>
                    <mtd>
                      <mrow>
                        <msub>
                          <mi>B</mi>
                          <mstyle mathsize="8pt">
                            <mtext>21</mtext>
                          </mstyle>
                        </msub>
                        <mrow/>
                      </mrow>
                    </mtd>
                    <mtd>
                      <mrow/>
                    </mtd>
                    <mtd>
                      <mrow>
                        <msub>
                          <mi>B</mi>
                          <mstyle mathsize="8pt">
                            <mtext>22</mtext>
                          </mstyle>
                        </msub>
                        <mrow/>
                      </mrow>
                    </mtd>
                  </mtr>
                </mtable>
              </mrow>
              <mo fence="true" stretchy="true">]</mo>
            </mrow>
          </mrow>
        </mrow>
      </mstyle>
      <mrow/>
    </mrow>
    <annotation encoding="StarMath 5.0"> size 12{ left [ matrix {
C rSub { size 8{"11"} }  {} #  {} # C rSub { size 8{"12"} }  {} ##
 {} # C {} #  {} ##
C rSub { size 8{"21"} }  {} #  {} # C rSub { size 8{"22"} } {}
}  right ]= left [ matrix {
A rSub { size 8{"11"} }  {} #  {} # A rSub { size 8{"12"} }  {} ##
 {} # A {} #  {} ##
A rSub { size 8{"21"} }  {} #  {} # A rSub { size 8{"22"} } {}
}  right ] cdot  left [ matrix {
B rSub { size 8{"11"} }  {} #  {} # B rSub { size 8{"12"} }  {} ##
 {} # B {} #  {} ##
B rSub { size 8{"21"} }  {} #  {} # B rSub { size 8{"22"} } {}
}  right ]} {}</annotation>
  </semantics>
</math>
</file>

<file path=Object 3/content.xml><?xml version="1.0" encoding="utf-8"?>
<math xmlns="http://www.w3.org/1998/Math/MathML" display="block">
  <semantics>
    <mrow>
      <mtable>
        <mtr>
          <mtd>
            <mrow>
              <mstyle mathsize="12pt">
                <mrow>
                  <msub>
                    <mi>C</mi>
                    <mstyle mathsize="8pt">
                      <mtext>11</mtext>
                    </mstyle>
                  </msub>
                  <mo stretchy="false">=</mo>
                  <mrow>
                    <munder accentunder="true">
                      <mrow>
                        <msub>
                          <mi>A</mi>
                          <mstyle mathsize="8pt">
                            <mtext>11</mtext>
                          </mstyle>
                        </msub>
                        <mo stretchy="false">⋅</mo>
                        <msub>
                          <mi>B</mi>
                          <mstyle mathsize="8pt">
                            <mtext>11</mtext>
                          </mstyle>
                        </msub>
                      </mrow>
                      <mo>̲</mo>
                    </munder>
                    <mo stretchy="false">+</mo>
                    <munder accentunder="true">
                      <mrow>
                        <msub>
                          <mi>A</mi>
                          <mstyle mathsize="8pt">
                            <mtext>12</mtext>
                          </mstyle>
                        </msub>
                        <mo stretchy="false">⋅</mo>
                        <msub>
                          <mi>B</mi>
                          <mstyle mathsize="8pt">
                            <mtext>21</mtext>
                          </mstyle>
                        </msub>
                      </mrow>
                      <mo>̲</mo>
                    </munder>
                  </mrow>
                </mrow>
              </mstyle>
              <mrow/>
            </mrow>
          </mtd>
        </mtr>
        <mtr>
          <mtd>
            <mrow>
              <mrow>
                <msub>
                  <mi>C</mi>
                  <mstyle mathsize="8pt">
                    <mtext>12</mtext>
                  </mstyle>
                </msub>
                <mo stretchy="false">=</mo>
                <mrow>
                  <munder accentunder="true">
                    <mrow>
                      <msub>
                        <mi>A</mi>
                        <mstyle mathsize="8pt">
                          <mtext>11</mtext>
                        </mstyle>
                      </msub>
                      <mo stretchy="false">⋅</mo>
                      <msub>
                        <mi>B</mi>
                        <mstyle mathsize="8pt">
                          <mtext>12</mtext>
                        </mstyle>
                      </msub>
                    </mrow>
                    <mo>̲</mo>
                  </munder>
                  <mo stretchy="false">+</mo>
                  <munder accentunder="true">
                    <mrow>
                      <msub>
                        <mi>A</mi>
                        <mstyle mathsize="8pt">
                          <mtext>12</mtext>
                        </mstyle>
                      </msub>
                      <mo stretchy="false">⋅</mo>
                      <msub>
                        <mi>B</mi>
                        <mstyle mathsize="8pt">
                          <mtext>22</mtext>
                        </mstyle>
                      </msub>
                    </mrow>
                    <mo>̲</mo>
                  </munder>
                </mrow>
              </mrow>
              <mrow/>
            </mrow>
          </mtd>
        </mtr>
        <mtr>
          <mtd>
            <mrow>
              <mrow>
                <msub>
                  <mi>C</mi>
                  <mstyle mathsize="8pt">
                    <mtext>21</mtext>
                  </mstyle>
                </msub>
                <mo stretchy="false">=</mo>
                <mrow>
                  <munder accentunder="true">
                    <mrow>
                      <msub>
                        <mi>A</mi>
                        <mstyle mathsize="8pt">
                          <mtext>21</mtext>
                        </mstyle>
                      </msub>
                      <mo stretchy="false">⋅</mo>
                      <msub>
                        <mi>B</mi>
                        <mstyle mathsize="8pt">
                          <mtext>11</mtext>
                        </mstyle>
                      </msub>
                    </mrow>
                    <mo>̲</mo>
                  </munder>
                  <mo stretchy="false">+</mo>
                  <munder accentunder="true">
                    <mrow>
                      <msub>
                        <mi>A</mi>
                        <mstyle mathsize="8pt">
                          <mtext>22</mtext>
                        </mstyle>
                      </msub>
                      <mo stretchy="false">⋅</mo>
                      <msub>
                        <mi>B</mi>
                        <mstyle mathsize="8pt">
                          <mtext>21</mtext>
                        </mstyle>
                      </msub>
                    </mrow>
                    <mo>̲</mo>
                  </munder>
                </mrow>
              </mrow>
              <mrow/>
            </mrow>
          </mtd>
        </mtr>
        <mtr>
          <mtd>
            <mrow>
              <mrow>
                <msub>
                  <mi>C</mi>
                  <mstyle mathsize="8pt">
                    <mtext>22</mtext>
                  </mstyle>
                </msub>
                <mo stretchy="false">=</mo>
                <mrow>
                  <munder accentunder="true">
                    <mrow>
                      <msub>
                        <mi>A</mi>
                        <mstyle mathsize="8pt">
                          <mtext>21</mtext>
                        </mstyle>
                      </msub>
                      <mo stretchy="false">⋅</mo>
                      <msub>
                        <mi>B</mi>
                        <mstyle mathsize="8pt">
                          <mtext>12</mtext>
                        </mstyle>
                      </msub>
                    </mrow>
                    <mo>̲</mo>
                  </munder>
                  <mo stretchy="false">+</mo>
                  <munder accentunder="true">
                    <mrow>
                      <msub>
                        <mi>A</mi>
                        <mstyle mathsize="8pt">
                          <mtext>22</mtext>
                        </mstyle>
                      </msub>
                      <mo stretchy="false">⋅</mo>
                      <msub>
                        <mi>B</mi>
                        <mstyle mathsize="8pt">
                          <mtext>22</mtext>
                        </mstyle>
                      </msub>
                    </mrow>
                    <mo>̲</mo>
                  </munder>
                </mrow>
              </mrow>
              <mrow/>
            </mrow>
          </mtd>
        </mtr>
      </mtable>
      <mrow/>
    </mrow>
    <annotation encoding="StarMath 5.0">alignl { stack {
 size 12{C rSub { size 8{"11"} } = {underline  {A rSub { size 8{"11"} }  cdot B rSub { size 8{"11"} } }} + {underline  {A rSub { size 8{"12"} }  cdot B rSub { size 8{"21"} } }} }  {} # 
C rSub { size 8{"12"} } = {underline  {A rSub { size 8{"11"} }  cdot B rSub { size 8{"12"} } }} + {underline  {A rSub { size 8{"12"} }  cdot B rSub { size 8{"22"} } }}  {} # 
C rSub { size 8{"21"} } = {underline  {A rSub { size 8{"21"} }  cdot B rSub { size 8{"11"} } }} + {underline  {A rSub { size 8{"22"} }  cdot B rSub { size 8{"21"} } }}  {} # 
C rSub { size 8{"22"} } = {underline  {A rSub { size 8{"21"} }  cdot B rSub { size 8{"12"} } }} + {underline  {A rSub { size 8{"22"} }  cdot B rSub { size 8{"22"} } }}  {} 
} } {}</annotation>
  </semantics>
</math>
</file>